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bedded.setOutputStream( OutputStream out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mbedded.registerTagLibrary( String namespaceURI , TagLibrary tagli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bedded.registerTagLibrary( String namespaceURI ,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bedded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.setScript( InputStream scriptAsIn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bedded.compileScriptAndKee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mbedded.setScript( String scriptAsStr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mbedded.Embed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mbedded.setVariabl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.setErrorMsg( String error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.getErrorMs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.setContext( Jelly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.resolveURL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mbedded.execut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